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5.44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131.24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Imaging Date</text:p>
          </table:table-cell>
          <table:table-cell table:style-name="ce1" office:value-type="string" calcext:value-type="string">
            <text:p>Mouse ID</text:p>
          </table:table-cell>
          <table:table-cell table:style-name="ce1" office:value-type="string" calcext:value-type="string">
            <text:p>Back Pigment</text:p>
          </table:table-cell>
          <table:table-cell table:style-name="ce1" office:value-type="string" calcext:value-type="string">
            <text:p>Front Pigment</text:p>
          </table:table-cell>
          <table:table-cell table:style-name="ce1" office:value-type="string" calcext:value-type="string">
            <text:p>Heavy Pigmentation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can Name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21" calcext:value-type="date">
            <text:p>21/12/2022</text:p>
          </table:table-cell>
          <table:table-cell table:style-name="ce3" office:value-type="string" calcext:value-type="string">
            <text:p>2R-09</text:p>
          </table:table-cell>
          <table:table-cell table:number-columns-repeated="3" table:style-name="ce3" office:value-type="string" calcext:value-type="string">
            <text:p>Yes</text:p>
          </table:table-cell>
          <table:table-cell/>
          <table:table-cell table:style-name="ce3" office:value-type="string" calcext:value-type="string">
            <text:p>20221221_TRE_2R_44409_KIDNEYS_SPLEE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21" calcext:value-type="date">
            <text:p>21/12/2022</text:p>
          </table:table-cell>
          <table:table-cell table:style-name="ce3" office:value-type="string" calcext:value-type="string">
            <text:p>1B-08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office:value-type="string" calcext:value-type="string">
            <text:p>20221221_TRE_1B_44408_KIDNEYS_SPLEE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19" calcext:value-type="date">
            <text:p>19/12/2022</text:p>
          </table:table-cell>
          <table:table-cell table:style-name="ce3" office:value-type="string" calcext:value-type="string">
            <text:p>NM-0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dium (?)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office:value-type="string" calcext:value-type="string">
            <text:p>20221219_TRE_NM_44405_KIDNEYS_SPLEE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19" calcext:value-type="date">
            <text:p>19/12/2022</text:p>
          </table:table-cell>
          <table:table-cell table:style-name="ce3" office:value-type="string" calcext:value-type="string">
            <text:p>1R-06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office:value-type="string" calcext:value-type="string">
            <text:p>20221219_TRE_1R_44406_KIDNEYS_SPLEE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19" calcext:value-type="date">
            <text:p>19/12/2022</text:p>
          </table:table-cell>
          <table:table-cell table:style-name="ce3" office:value-type="string" calcext:value-type="string">
            <text:p>NM-10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office:value-type="string" calcext:value-type="string">
            <text:p>20221219_TRE_NM_44410_KIDNEYS_SPLEE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19" calcext:value-type="date">
            <text:p>19/12/2022</text:p>
          </table:table-cell>
          <table:table-cell table:style-name="ce3" office:value-type="string" calcext:value-type="string">
            <text:p>2R-14</text:p>
          </table:table-cell>
          <table:table-cell table:number-columns-repeated="3" table:style-name="ce3" office:value-type="string" calcext:value-type="string">
            <text:p>Yes</text:p>
          </table:table-cell>
          <table:table-cell/>
          <table:table-cell table:style-name="ce3" office:value-type="string" calcext:value-type="string">
            <text:p>20221219_TRE_2R_44414_KIDNEYS_SPLEE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19" calcext:value-type="date">
            <text:p>19/12/2022</text:p>
          </table:table-cell>
          <table:table-cell table:style-name="ce3" office:value-type="string" calcext:value-type="string">
            <text:p>1B-13</text:p>
          </table:table-cell>
          <table:table-cell table:number-columns-repeated="3" table:style-name="ce3" office:value-type="string" calcext:value-type="string">
            <text:p>Yes</text:p>
          </table:table-cell>
          <table:table-cell/>
          <table:table-cell table:style-name="ce3" office:value-type="string" calcext:value-type="string">
            <text:p>20221219_TRE_1B_44413_KIDNEYS_SPLEE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19" calcext:value-type="date">
            <text:p>19/12/2022</text:p>
          </table:table-cell>
          <table:table-cell table:style-name="ce3" office:value-type="string" calcext:value-type="string">
            <text:p>1L-1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dium (?)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office:value-type="string" calcext:value-type="string">
            <text:p>20221219_TRE_1L_44412_KIDNEYS_SPLEE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12" calcext:value-type="date">
            <text:p>12/12/2022</text:p>
          </table:table-cell>
          <table:table-cell table:style-name="ce3" office:value-type="string" calcext:value-type="string">
            <text:p>1R-11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20221212_TRE_1R_44411_KIDNEYS_SPLEE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12" calcext:value-type="date">
            <text:p>12/12/2022</text:p>
          </table:table-cell>
          <table:table-cell table:style-name="ce3" office:value-type="string" calcext:value-type="string">
            <text:p>NM-05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20221212_TRE_NM_44405_KIDNEYS_SPLEE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12" calcext:value-type="date">
            <text:p>12/12/2022</text:p>
          </table:table-cell>
          <table:table-cell table:style-name="ce3" office:value-type="string" calcext:value-type="string">
            <text:p>2R-09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dium (?)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office:value-type="string" calcext:value-type="string">
            <text:p>20221212_TRE_2R_44409_KIDNEYS_SPLEE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12" calcext:value-type="date">
            <text:p>12/12/2022</text:p>
          </table:table-cell>
          <table:table-cell table:style-name="ce3" office:value-type="string" calcext:value-type="string">
            <text:p>1B-08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office:value-type="string" calcext:value-type="string">
            <text:p>20221212_TRE_1B_44408_KIDNEYS_SPLEE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09" calcext:value-type="date">
            <text:p>09/12/2022</text:p>
          </table:table-cell>
          <table:table-cell table:style-name="ce3" office:value-type="string" calcext:value-type="string">
            <text:p>1L-07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ted exclude(?) on paper,</text:p>
          </table:table-cell>
          <table:table-cell table:style-name="ce3" office:value-type="string" calcext:value-type="string">
            <text:p>20221209_TRE_1L_44407_KIDNEYS_SPLEE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09" calcext:value-type="date">
            <text:p>09/12/2022</text:p>
          </table:table-cell>
          <table:table-cell table:style-name="ce3" office:value-type="string" calcext:value-type="string">
            <text:p>1R-06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20221209_TRE_1R_44406_KIDNEYS_SPLEE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09" calcext:value-type="date">
            <text:p>09/12/2022</text:p>
          </table:table-cell>
          <table:table-cell table:style-name="ce3" office:value-type="string" calcext:value-type="string">
            <text:p>NM-10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20221209_TRE_NM_44410_KIDNEYS_SPLEE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08" calcext:value-type="date">
            <text:p>08/12/2022</text:p>
          </table:table-cell>
          <table:table-cell table:style-name="ce3" office:value-type="string" calcext:value-type="string">
            <text:p>2R-14</text:p>
          </table:table-cell>
          <table:table-cell table:number-columns-repeated="3" table:style-name="ce3" office:value-type="string" calcext:value-type="string">
            <text:p>No</text:p>
          </table:table-cell>
          <table:table-cell table:style-name="ce3" office:value-type="string" calcext:value-type="string">
            <text:p>Images were taken on laptop</text:p>
          </table:table-cell>
          <table:table-cell table:style-name="ce3" office:value-type="string" calcext:value-type="string">
            <text:p>20221208_TRE_2R_44414_KIDNEYS_SPLEE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08" calcext:value-type="date">
            <text:p>08/12/2022</text:p>
          </table:table-cell>
          <table:table-cell table:style-name="ce3" office:value-type="string" calcext:value-type="string">
            <text:p>1B-13</text:p>
          </table:table-cell>
          <table:table-cell table:number-columns-repeated="3"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20221208_TRE_1B_44413_KIDNEYS_SPLEE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08" calcext:value-type="date">
            <text:p>08/12/2022</text:p>
          </table:table-cell>
          <table:table-cell table:style-name="ce3" office:value-type="string" calcext:value-type="string">
            <text:p>1L-1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dium (?)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20221208_TRE_1L_44412_KIDNEYS_SPLEE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06" calcext:value-type="date">
            <text:p>06/12/2022</text:p>
          </table:table-cell>
          <table:table-cell table:style-name="ce3" office:value-type="string" calcext:value-type="string">
            <text:p>1R-11</text:p>
          </table:table-cell>
          <table:table-cell table:number-columns-repeated="3"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20221206_TRE_1R_44411_KIDNEYS_SPLEEN</text:p>
          </table:table-cell>
          <table:table-cell table:number-columns-repeated="1017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193906C2_C199_4E48_BBAC_4FC087B2BCF0_.wvu.FilterData" table:base-cell-address="$Sheet1.$A$1" table:cell-range-address="$Sheet1.$A$1:.$F$20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3" meta:object-count="0"/>
    <meta:generator>LibreOfficeDev/6.0.5.2$Linux_X86_64 LibreOffice_project/</meta:generator>
  </office:meta>
</office:document-meta>
</file>